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3c66b2" officeooo:paragraph-rsid="003c66b2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3c66b2" officeooo:paragraph-rsid="0041047f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96280" officeooo:paragraph-rsid="00096280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d2f57" officeooo:paragraph-rsid="000d2f57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83aa1" officeooo:paragraph-rsid="00183aa1" style:font-weight-asian="bold" style:font-weight-complex="bold"/>
    </style:style>
    <style:style style:name="P6" style:family="paragraph" style:parent-style-name="Standard" style:list-style-name="L4">
      <style:paragraph-properties fo:text-align="justify" style:justify-single-word="false"/>
      <style:text-properties style:text-underline-style="solid" style:text-underline-width="auto" style:text-underline-color="font-color" fo:font-weight="bold" officeooo:rsid="00183aa1" officeooo:paragraph-rsid="00183aa1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9419f" officeooo:paragraph-rsid="0019419f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9419f" officeooo:paragraph-rsid="001bb659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9419f" officeooo:paragraph-rsid="001cda96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9419f" officeooo:paragraph-rsid="001e6fef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9419f" officeooo:paragraph-rsid="001f7c1f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9419f" officeooo:paragraph-rsid="00201560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01560" officeooo:paragraph-rsid="00201560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text-underline-style="none" fo:font-weight="normal" officeooo:rsid="0006f72f" officeooo:paragraph-rsid="0006f72f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text-underline-style="none" fo:font-weight="normal" officeooo:rsid="003c66b2" officeooo:paragraph-rsid="003c66b2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text-underline-style="none" fo:font-weight="normal" officeooo:rsid="003c66b2" officeooo:paragraph-rsid="0041047f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text-underline-style="none" fo:font-weight="normal" officeooo:rsid="003daf54" officeooo:paragraph-rsid="003dc61d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text-underline-style="none" fo:font-weight="normal" officeooo:rsid="00096280" officeooo:paragraph-rsid="00096280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text-underline-style="none" fo:font-weight="normal" officeooo:rsid="000d2f57" officeooo:paragraph-rsid="000d2f57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text-underline-style="none" fo:font-weight="normal" officeooo:rsid="000ef1f7" officeooo:paragraph-rsid="000ef1f7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text-underline-style="none" fo:font-weight="normal" officeooo:rsid="000ef1f7" officeooo:paragraph-rsid="000fbf90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text-underline-style="none" fo:font-weight="normal" officeooo:rsid="000fbf90" officeooo:paragraph-rsid="000fbf90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text-underline-style="none" fo:font-weight="normal" officeooo:rsid="001160cd" officeooo:paragraph-rsid="001160cd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text-underline-style="none" fo:font-weight="normal" officeooo:rsid="0012dae3" officeooo:paragraph-rsid="0012dae3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text-underline-style="none" fo:font-weight="normal" officeooo:rsid="00135a99" officeooo:paragraph-rsid="002d0208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text-underline-style="none" fo:font-weight="normal" officeooo:rsid="0013cf73" officeooo:paragraph-rsid="0013cf73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text-underline-style="none" fo:font-weight="normal" officeooo:rsid="00183aa1" officeooo:paragraph-rsid="00183aa1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text-underline-style="none" fo:font-weight="normal" officeooo:rsid="00251215" officeooo:paragraph-rsid="00251215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text-underline-style="none" fo:font-weight="normal" officeooo:rsid="00289803" officeooo:paragraph-rsid="00289803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text-underline-style="none" fo:font-weight="normal" officeooo:rsid="002c97bc" officeooo:paragraph-rsid="002c97bc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text-underline-style="none" fo:font-weight="normal" officeooo:rsid="002e1dd6" officeooo:paragraph-rsid="002e1dd6" style:font-weight-asian="normal" style:font-weight-complex="normal"/>
    </style:style>
    <style:style style:name="P32" style:family="paragraph" style:parent-style-name="Standard" style:list-style-name="L1">
      <style:paragraph-properties fo:text-align="justify" style:justify-single-word="false"/>
      <style:text-properties officeooo:paragraph-rsid="0006f72f"/>
    </style:style>
    <style:style style:name="P33" style:family="paragraph" style:parent-style-name="Standard" style:list-style-name="L1">
      <style:paragraph-properties fo:text-align="justify" style:justify-single-word="false"/>
      <style:text-properties officeooo:paragraph-rsid="00072015"/>
    </style:style>
    <style:style style:name="P34" style:family="paragraph" style:parent-style-name="Standard" style:list-style-name="L2">
      <style:paragraph-properties fo:text-align="justify" style:justify-single-word="false"/>
      <style:text-properties officeooo:paragraph-rsid="00072015"/>
    </style:style>
    <style:style style:name="P35" style:family="paragraph" style:parent-style-name="Standard" style:list-style-name="L2">
      <style:paragraph-properties fo:text-align="justify" style:justify-single-word="false"/>
      <style:text-properties officeooo:paragraph-rsid="0008c507"/>
    </style:style>
    <style:style style:name="P36" style:family="paragraph" style:parent-style-name="Standard">
      <style:paragraph-properties fo:text-align="justify" style:justify-single-word="false"/>
      <style:text-properties officeooo:paragraph-rsid="0008c507"/>
    </style:style>
    <style:style style:name="P37" style:family="paragraph" style:parent-style-name="Standard">
      <style:paragraph-properties fo:text-align="justify" style:justify-single-word="false"/>
      <style:text-properties officeooo:paragraph-rsid="00135a99"/>
    </style:style>
    <style:style style:name="P38" style:family="paragraph" style:parent-style-name="Standard">
      <style:paragraph-properties fo:text-align="justify" style:justify-single-word="false"/>
      <style:text-properties officeooo:paragraph-rsid="002d0208"/>
    </style:style>
    <style:style style:name="P39" style:family="paragraph" style:parent-style-name="Standard">
      <style:paragraph-properties fo:text-align="justify" style:justify-single-word="false"/>
      <style:text-properties officeooo:rsid="00096280" officeooo:paragraph-rsid="00096280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278bbd" officeooo:paragraph-rsid="002d0208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278bbd" officeooo:paragraph-rsid="002d5848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289803" officeooo:paragraph-rsid="002d5848" style:font-weight-asian="normal" style:font-weight-complex="normal"/>
    </style:style>
    <style:style style:name="P43" style:family="paragraph" style:parent-style-name="Standard">
      <style:paragraph-properties fo:text-align="justify" style:justify-single-word="false" fo:break-before="page"/>
      <style:text-properties style:text-underline-style="solid" style:text-underline-width="auto" style:text-underline-color="font-color" fo:font-weight="bold" officeooo:rsid="001160cd" officeooo:paragraph-rsid="001160cd" style:font-weight-asian="bold" style:font-weight-complex="bold"/>
    </style:style>
    <style:style style:name="P44" style:family="paragraph" style:parent-style-name="Standard">
      <style:paragraph-properties fo:text-align="justify" style:justify-single-word="false" fo:break-before="page"/>
      <style:text-properties style:text-underline-style="solid" style:text-underline-width="auto" style:text-underline-color="font-color" fo:font-weight="bold" officeooo:rsid="0019419f" officeooo:paragraph-rsid="0019419f" style:font-weight-asian="bold" style:font-weight-complex="bold"/>
    </style:style>
    <style:style style:name="T1" style:family="text">
      <style:text-properties officeooo:rsid="003dc61d"/>
    </style:style>
    <style:style style:name="T2" style:family="text">
      <style:text-properties officeooo:rsid="0041047f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3bb1a5" style:font-weight-asian="normal" style:font-weight-complex="normal"/>
    </style:style>
    <style:style style:name="T5" style:family="text">
      <style:text-properties style:text-underline-style="none" fo:font-weight="normal" officeooo:rsid="003bf355" style:font-weight-asian="normal" style:font-weight-complex="normal"/>
    </style:style>
    <style:style style:name="T6" style:family="text">
      <style:text-properties style:text-underline-style="none" fo:font-weight="normal" officeooo:rsid="0006f72f" style:font-weight-asian="normal" style:font-weight-complex="normal"/>
    </style:style>
    <style:style style:name="T7" style:family="text">
      <style:text-properties style:text-underline-style="none" fo:font-weight="normal" officeooo:rsid="0027930d" style:font-weight-asian="normal" style:font-weight-complex="normal"/>
    </style:style>
    <style:style style:name="T8" style:family="text">
      <style:text-properties style:text-underline-style="none" fo:font-weight="normal" officeooo:rsid="003daf54" style:font-weight-asian="normal" style:font-weight-complex="normal"/>
    </style:style>
    <style:style style:name="T9" style:family="text">
      <style:text-properties style:text-underline-style="none" fo:font-weight="normal" officeooo:rsid="003cf2e5" style:font-weight-asian="normal" style:font-weight-complex="normal"/>
    </style:style>
    <style:style style:name="T10" style:family="text">
      <style:text-properties style:text-underline-style="none" fo:font-weight="normal" officeooo:rsid="003dc61d" style:font-weight-asian="normal" style:font-weight-complex="normal"/>
    </style:style>
    <style:style style:name="T11" style:family="text">
      <style:text-properties style:text-underline-style="none" fo:font-weight="normal" officeooo:rsid="00072015" style:font-weight-asian="normal" style:font-weight-complex="normal"/>
    </style:style>
    <style:style style:name="T12" style:family="text">
      <style:text-properties style:text-underline-style="none" fo:font-weight="normal" officeooo:rsid="0041047f" style:font-weight-asian="normal" style:font-weight-complex="normal"/>
    </style:style>
    <style:style style:name="T13" style:family="text">
      <style:text-properties style:text-underline-style="none" fo:font-weight="normal" officeooo:rsid="0043a1bf" style:font-weight-asian="normal" style:font-weight-complex="normal"/>
    </style:style>
    <style:style style:name="T14" style:family="text">
      <style:text-properties style:text-underline-style="none" fo:font-weight="normal" officeooo:rsid="00468eec" style:font-weight-asian="normal" style:font-weight-complex="normal"/>
    </style:style>
    <style:style style:name="T15" style:family="text">
      <style:text-properties style:text-underline-style="none" fo:font-weight="normal" officeooo:rsid="00425e96" style:font-weight-asian="normal" style:font-weight-complex="normal"/>
    </style:style>
    <style:style style:name="T16" style:family="text">
      <style:text-properties style:text-underline-style="none" fo:font-weight="normal" officeooo:rsid="0008c507" style:font-weight-asian="normal" style:font-weight-complex="normal"/>
    </style:style>
    <style:style style:name="T17" style:family="text">
      <style:text-properties style:text-underline-style="none" fo:font-weight="normal" officeooo:rsid="0043f1df" style:font-weight-asian="normal" style:font-weight-complex="normal"/>
    </style:style>
    <style:style style:name="T18" style:family="text">
      <style:text-properties style:text-underline-style="none" fo:font-weight="normal" officeooo:rsid="001bb659" style:font-weight-asian="normal" style:font-weight-complex="normal"/>
    </style:style>
    <style:style style:name="T19" style:family="text">
      <style:text-properties style:text-underline-style="none" fo:font-weight="normal" officeooo:rsid="001cda96" style:font-weight-asian="normal" style:font-weight-complex="normal"/>
    </style:style>
    <style:style style:name="T20" style:family="text">
      <style:text-properties style:text-underline-style="none" fo:font-weight="normal" officeooo:rsid="001f7c1f" style:font-weight-asian="normal" style:font-weight-complex="normal"/>
    </style:style>
    <style:style style:name="T21" style:family="text">
      <style:text-properties style:text-underline-style="none" fo:font-weight="normal" officeooo:rsid="00201560" style:font-weight-asian="normal" style:font-weight-complex="normal"/>
    </style:style>
    <style:style style:name="T22" style:family="text">
      <style:text-properties style:text-underline-style="none" fo:font-weight="normal" officeooo:rsid="0019419f" style:font-weight-asian="normal" style:font-weight-complex="normal"/>
    </style:style>
    <style:style style:name="T23" style:family="text">
      <style:text-properties style:text-underline-style="none" fo:font-weight="normal" officeooo:rsid="0021745e" style:font-weight-asian="normal" style:font-weight-complex="normal"/>
    </style:style>
    <style:style style:name="T24" style:family="text">
      <style:text-properties style:text-underline-style="none" fo:font-weight="normal" officeooo:rsid="0022750d" style:font-weight-asian="normal" style:font-weight-complex="normal"/>
    </style:style>
    <style:style style:name="T25" style:family="text">
      <style:text-properties style:text-underline-style="none" fo:font-weight="normal" officeooo:rsid="0023242a" style:font-weight-asian="normal" style:font-weight-complex="normal"/>
    </style:style>
    <style:style style:name="T26" style:family="text">
      <style:text-properties style:text-underline-style="none" fo:font-weight="normal" officeooo:rsid="00233347" style:font-weight-asian="normal" style:font-weight-complex="normal"/>
    </style:style>
    <style:style style:name="T27" style:family="text">
      <style:text-properties style:text-underline-style="none" officeooo:rsid="002c97bc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17e658" style:font-weight-asian="bold" style:font-weight-complex="bold"/>
    </style:style>
    <style:style style:name="T30" style:family="text">
      <style:text-properties fo:font-weight="bold" officeooo:rsid="00278bbd" style:font-weight-asian="bold" style:font-weight-complex="bold"/>
    </style:style>
    <style:style style:name="T31" style:family="text">
      <style:text-properties fo:font-weight="bold" officeooo:rsid="00289803" style:font-weight-asian="bold" style:font-weight-complex="bold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style:text-underline-style="solid" style:text-underline-width="auto" style:text-underline-color="font-color" fo:font-weight="bold" officeooo:rsid="0008c507" style:font-weight-asian="bold" style:font-weight-complex="bold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289803" style:font-weight-asian="normal" style:font-weight-complex="normal"/>
    </style:style>
    <style:style style:name="T36" style:family="text">
      <style:text-properties officeooo:rsid="0009af69"/>
    </style:style>
    <style:style style:name="T37" style:family="text">
      <style:text-properties officeooo:rsid="000fbf90"/>
    </style:style>
    <style:style style:name="T38" style:family="text">
      <style:text-properties officeooo:rsid="0017e658"/>
    </style:style>
    <style:style style:name="T39" style:family="text">
      <style:text-properties officeooo:rsid="00251215"/>
    </style:style>
    <style:style style:name="T40" style:family="text">
      <style:text-properties officeooo:rsid="00278bbd"/>
    </style:style>
    <style:style style:name="T41" style:family="text">
      <style:text-properties officeooo:rsid="00289803"/>
    </style:style>
    <style:style style:name="T42" style:family="text">
      <style:text-properties officeooo:rsid="002b434c"/>
    </style:style>
    <style:style style:name="T43" style:family="text">
      <style:text-properties officeooo:rsid="002c97bc"/>
    </style:style>
    <style:style style:name="T44" style:family="text">
      <style:text-properties officeooo:rsid="002d020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Laboratório 09</text:p>
      <text:p text:style-name="P15"/>
      <text:p text:style-name="P3">Q1</text:p>
      <text:p text:style-name="P18"/>
      <text:p text:style-name="P1">Front-end</text:p>
      <text:p text:style-name="P15"/>
      <text:list xml:id="list2045329156" text:style-name="L1">
        <text:list-item>
          <text:p text:style-name="P32"><text:span text:style-name="T4">Entrada do código </text:span><text:span text:style-name="T6">vai para o </text:span><text:span text:style-name="T4"><text:tab/></text:span><text:span text:style-name="T6">a</text:span><text:span text:style-name="T5">nalisador léxico, </text:span><text:span text:style-name="T6">que</text:span><text:span text:style-name="T5"> lê uma sequência de</text:span><text:span text:style-name="T4"> </text:span><text:span text:style-name="T7">caracteres e gera tokens no formato ‘&lt;token, atributo&gt;’.</text:span></text:p>
          <text:p text:style-name="P32"><text:span text:style-name="T7"/></text:p>
        </text:list-item>
        <text:list-item>
          <text:p text:style-name="P32"><text:span text:style-name="T6">Os t</text:span><text:span text:style-name="T8">okens </text:span><text:span text:style-name="T6">vão para o</text:span><text:span text:style-name="T8"><text:tab/></text:span><text:span text:style-name="T6">a</text:span><text:span text:style-name="T8">nalisador sintático, </text:span><text:span text:style-name="T6">que</text:span><text:span text:style-name="T8"> cria uma representação tipo árvore que mostra a estrutura gramatical da sequência de tokens.</text:span></text:p>
          <text:p text:style-name="P32"><text:span text:style-name="T8"/></text:p>
        </text:list-item>
        <text:list-item>
          <text:p text:style-name="P33"><text:span text:style-name="T6">A á</text:span><text:span text:style-name="T9">rvore </text:span><text:span text:style-name="T6">vai para o</text:span><text:span text:style-name="T9"> </text:span><text:span text:style-name="T6">a</text:span><text:span text:style-name="T7">nalisador </text:span><text:span text:style-name="T9">semântico, </text:span><text:span text:style-name="T6">que</text:span><text:span text:style-name="T9"> utiliza a árvore de sintaxe e a tabela de símbolos para verificar a consistência semântica do programa </text:span><text:span text:style-name="T8">e a conversão de tipos. </text:span><text:span text:style-name="T6">A árvore é então, corrigida.</text:span></text:p>
          <text:p text:style-name="P33"><text:span text:style-name="T6"/></text:p>
        </text:list-item>
        <text:list-item>
          <text:p text:style-name="P33"><text:span text:style-name="T11">A á</text:span><text:span text:style-name="T8">rvore corrigida </text:span><text:span text:style-name="T11">vai para o</text:span><text:span text:style-name="T8"> </text:span><text:span text:style-name="T11">g</text:span><text:span text:style-name="T10">erador de código intermediário, </text:span><text:span text:style-name="T11">que</text:span><text:span text:style-name="T10"> gera uma representação</text:span></text:p>
        </text:list-item>
      </text:list>
      <text:p text:style-name="P17"><text:tab/><text:span text:style-name="T1">intermediária de baixo nível para uma máquina abstrata.</text:span></text:p>
      <text:p text:style-name="P17"/>
      <text:p text:style-name="P2"><text:span text:style-name="T2">Back</text:span>-end</text:p>
      <text:p text:style-name="P16"/>
      <text:list xml:id="list2674365019" text:style-name="L2">
        <text:list-item>
          <text:p text:style-name="P34"><text:span text:style-name="T11">A r</text:span><text:span text:style-name="T12">epresentação intermediária </text:span><text:span text:style-name="T11">vai para o o</text:span><text:span text:style-name="T12">timizador de código </text:span><text:span text:style-name="T13">independente de máquin</text:span><text:span text:style-name="T11">a, que</text:span><text:span text:style-name="T12"> faz<text:tab/> algumas transformações com o objetivo de produzir um</text:span><text:span text:style-name="T14">a</text:span><text:span text:style-name="T12"> </text:span><text:span text:style-name="T14">representação intermediária otimizada.</text:span></text:p>
          <text:p text:style-name="P34"><text:span text:style-name="T14"/></text:p>
        </text:list-item>
        <text:list-item>
          <text:p text:style-name="P35"><text:span text:style-name="T11">A r</text:span><text:span text:style-name="T12">epresentação intermediária </text:span><text:span text:style-name="T13">o</text:span><text:span text:style-name="T12">timizad</text:span><text:span text:style-name="T15">a</text:span><text:span text:style-name="T12"> </text:span><text:span text:style-name="T11">vai para o</text:span><text:span text:style-name="T12"> </text:span><text:span text:style-name="T11">g</text:span><text:span text:style-name="T12">erador de código, </text:span><text:span text:style-name="T16">que</text:span><text:span text:style-name="T12"> mapeia a representação intermediária<text:tab/>em código de máquina de alguma arquitetura.</text:span></text:p>
          <text:p text:style-name="P35"><text:span text:style-name="T12"/></text:p>
        </text:list-item>
        <text:list-item>
          <text:p text:style-name="P35"><text:span text:style-name="T16">O c</text:span><text:span text:style-name="T13">ódigo de máquina </text:span><text:span text:style-name="T16">vai para o</text:span><text:span text:style-name="T13"> </text:span><text:span text:style-name="T16">o</text:span><text:span text:style-name="T17">timizador de código </text:span><text:span text:style-name="T13">dependente de máquina</text:span><text:span text:style-name="T16">, que</text:span><text:span text:style-name="T13"> </text:span><text:span text:style-name="T12">faz</text:span><text:span text:style-name="T13"> </text:span><text:span text:style-name="T12">algumas transformações com o objetivo de produzir um código de máquina melhor.</text:span></text:p>
          <text:p text:style-name="P35"><text:span text:style-name="T12"/></text:p>
        </text:list-item>
        <text:list-item>
          <text:p text:style-name="P35"><text:span text:style-name="T16">O c</text:span><text:span text:style-name="T14">ódigo de máquina otimizado </text:span><text:span text:style-name="T16">vai para o Hardware.</text:span></text:p>
        </text:list-item>
      </text:list>
      <text:p text:style-name="P36"><text:span text:style-name="T16"/></text:p>
      <text:p text:style-name="P39"><text:span text:style-name="T33">Q</text:span><text:span text:style-name="T32">2</text:span></text:p>
      <text:p text:style-name="P18"/>
      <text:p text:style-name="P18"><text:tab/><text:span text:style-name="T36">É um método de implementação que usa um analisador (Parser) para traduzir a linguagem.</text:span></text:p>
      <text:p text:style-name="P18"/>
      <text:p text:style-name="P4">Q3</text:p>
      <text:p text:style-name="P19"/>
      <text:p text:style-name="P19"><text:tab/>A gramática é formada por símbolos terminais e não-terminais. Os símbolos não-terminais podem se transformar em outros símbolos não-terminais e/ou podem se transformar em símbolos terminais.</text:p>
      <text:p text:style-name="P20">Ex:<text:tab/>expr<text:tab/>→<text:tab/>expr + term</text:p>
      <text:p text:style-name="P20"><text:tab/><text:tab/>→<text:span text:style-name="T37"><text:tab/>expr – term</text:span></text:p>
      <text:p text:style-name="P20"><text:tab/><text:tab/><text:span text:style-name="T37">|<text:tab/>term</text:span></text:p>
      <text:p text:style-name="P21"><text:tab/></text:p>
      <text:p text:style-name="P21"><text:span text:style-name="T37"><text:tab/>term<text:tab/>→<text:tab/>0 | … | 9</text:span></text:p>
      <text:p text:style-name="P21"/>
      <text:p text:style-name="P22">Os números de 0 até 9 são terminais. Não se transformam em outros símbolos. ‘expr’ e ‘term’ são não-terminais. Se transformam em outros símbolos.</text:p>
      <text:p text:style-name="P22"/>
      <text:p text:style-name="P43">Q4</text:p>
      <text:p text:style-name="P23"/>
      <text:p text:style-name="P24">program<text:tab/>→<text:tab/><text:span text:style-name="T28">class</text:span> <text:span text:style-name="T30">Name</text:span><text:span text:style-name="T40"> block</text:span></text:p>
      <text:p text:style-name="P24"/>
      <text:p text:style-name="P25">block<text:tab/><text:tab/>→<text:tab/><text:span text:style-name="T28">{ </text:span><text:span text:style-name="T31">private:</text:span> <text:span text:style-name="T42">variables </text:span><text:span text:style-name="T31">public:</text:span><text:span text:style-name="T42"> methods</text:span> <text:span text:style-name="T28">}</text:span></text:p>
      <text:p text:style-name="P37"><text:span text:style-name="T29"/></text:p>
      <text:p text:style-name="P42"><text:span text:style-name="T38">v</text:span>ariables<text:tab/>→<text:tab/><text:span text:style-name="T27">pvt </text:span><text:span text:style-name="T38">v</text:span>ariables</text:p>
      <text:p text:style-name="P38"><text:span text:style-name="T35"><text:tab/><text:tab/>|<text:tab/></text:span><text:span text:style-name="T28">ϵ</text:span></text:p>
      <text:p text:style-name="P37"><text:span text:style-name="T29"/></text:p>
      <text:p text:style-name="P41"><text:span text:style-name="T38">m</text:span>ethods<text:tab/>→<text:tab/><text:span text:style-name="T41">pub methods</text:span></text:p>
      <text:p text:style-name="P40"><text:span text:style-name="T41"><text:tab/><text:tab/>|<text:tab/></text:span><text:span text:style-name="T31">ϵ</text:span></text:p>
      <text:p text:style-name="P26"><text:span text:style-name="T34"/></text:p>
      <text:p text:style-name="P26"><text:span text:style-name="T43">pvt</text:span><text:tab/><text:tab/>→<text:tab/><text:span text:style-name="T28">type</text:span> <text:span text:style-name="T28">id;</text:span></text:p>
      <text:p text:style-name="P26"><text:span text:style-name="T34"/></text:p>
      <text:p text:style-name="P28">pub<text:tab/><text:tab/>→<text:tab/><text:span text:style-name="T31">Method</text:span><text:span text:style-name="T28">();</text:span></text:p>
      <text:p text:style-name="P27"/>
      <text:p text:style-name="P5">Q5</text:p>
      <text:p text:style-name="P5"><text:span text:style-name="T3"/></text:p>
      <text:list xml:id="list3725047220" text:style-name="L4">
        <text:list-item>
          <text:p text:style-name="P6"><text:span text:style-name="T3">expr</text:span></text:p>
          <text:p text:style-name="P6"><text:span text:style-name="T3"/></text:p>
        </text:list-item>
        <text:list-item>
          <text:p text:style-name="P6"><text:span text:style-name="T3">term</text:span></text:p>
          <text:p text:style-name="P6"><text:span text:style-name="T3"/></text:p>
        </text:list-item>
        <text:list-item>
          <text:p text:style-name="P6"><text:span text:style-name="T3">fact</text:span></text:p>
          <text:p text:style-name="P6"><text:span text:style-name="T3"/></text:p>
        </text:list-item>
        <text:list-item>
          <text:p text:style-name="P6"><text:span text:style-name="T3">(expr)</text:span></text:p>
          <text:p text:style-name="P6"><text:span text:style-name="T3"/></text:p>
        </text:list-item>
        <text:list-item>
          <text:p text:style-name="P6"><text:span text:style-name="T3">(expr – term)</text:span></text:p>
          <text:p text:style-name="P6"><text:span text:style-name="T3"/></text:p>
        </text:list-item>
        <text:list-item>
          <text:p text:style-name="P6"><text:span text:style-name="T3">(term – term)</text:span></text:p>
          <text:p text:style-name="P6"><text:span text:style-name="T3"/></text:p>
        </text:list-item>
        <text:list-item>
          <text:p text:style-name="P6"><text:span text:style-name="T3">(fact – term)</text:span></text:p>
          <text:p text:style-name="P6"><text:span text:style-name="T3"/></text:p>
        </text:list-item>
        <text:list-item>
          <text:p text:style-name="P6"><text:span text:style-name="T3">((expr) – term)</text:span></text:p>
          <text:p text:style-name="P6"><text:span text:style-name="T3"/></text:p>
        </text:list-item>
        <text:list-item>
          <text:p text:style-name="P6"><text:span text:style-name="T3">((expr + term) – term)</text:span></text:p>
          <text:p text:style-name="P6"><text:span text:style-name="T3"/></text:p>
        </text:list-item>
        <text:list-item>
          <text:p text:style-name="P6"><text:span text:style-name="T3">((term + term) – term)</text:span></text:p>
          <text:p text:style-name="P6"><text:span text:style-name="T3"/></text:p>
        </text:list-item>
        <text:list-item>
          <text:p text:style-name="P6"><text:span text:style-name="T3">((term * fact + term) – term)</text:span></text:p>
          <text:p text:style-name="P6"><text:span text:style-name="T3"/></text:p>
        </text:list-item>
        <text:list-item>
          <text:p text:style-name="P6"><text:span text:style-name="T3">((fact * fact + term) – term)</text:span></text:p>
          <text:p text:style-name="P6"><text:span text:style-name="T3"/></text:p>
        </text:list-item>
        <text:list-item>
          <text:p text:style-name="P6"><text:span text:style-name="T3">((digi * fact + term) – term)</text:span></text:p>
          <text:p text:style-name="P6"><text:span text:style-name="T3"/></text:p>
        </text:list-item>
        <text:list-item>
          <text:p text:style-name="P6"><text:span text:style-name="T3">((5 * fact + term) – term)</text:span></text:p>
          <text:p text:style-name="P6"><text:span text:style-name="T3"/></text:p>
        </text:list-item>
        <text:list-item>
          <text:p text:style-name="P6"><text:span text:style-name="T3">((5 * digi + term) – term)</text:span></text:p>
          <text:p text:style-name="P6"><text:span text:style-name="T3"/></text:p>
        </text:list-item>
        <text:list-item>
          <text:p text:style-name="P6"><text:span text:style-name="T3">((5 * 2 + term) – term)</text:span></text:p>
          <text:p text:style-name="P6"><text:span text:style-name="T3"/></text:p>
        </text:list-item>
        <text:list-item>
          <text:p text:style-name="P6"><text:span text:style-name="T3">((5 * 2 + fact) – term)</text:span></text:p>
          <text:p text:style-name="P6"><text:span text:style-name="T3"/></text:p>
        </text:list-item>
        <text:list-item>
          <text:p text:style-name="P6"><text:soft-page-break/><text:span text:style-name="T3">((5 * 2 + digi) – term)</text:span></text:p>
          <text:p text:style-name="P6"><text:span text:style-name="T3"/></text:p>
        </text:list-item>
        <text:list-item>
          <text:p text:style-name="P6"><text:span text:style-name="T3">((5 * 2 + 6) – term)</text:span></text:p>
          <text:p text:style-name="P6"><text:span text:style-name="T3"/></text:p>
        </text:list-item>
        <text:list-item>
          <text:p text:style-name="P6"><text:span text:style-name="T3">((5 * 2 + 6) – term / fact)</text:span></text:p>
          <text:p text:style-name="P6"><text:span text:style-name="T3"/></text:p>
        </text:list-item>
        <text:list-item>
          <text:p text:style-name="P6"><text:span text:style-name="T3">((5 * 2 + 6) – fact / fact)</text:span></text:p>
          <text:p text:style-name="P6"><text:span text:style-name="T3"/></text:p>
        </text:list-item>
        <text:list-item>
          <text:p text:style-name="P6"><text:span text:style-name="T3">((5 * 2 + 6) – digi / fact)</text:span></text:p>
          <text:p text:style-name="P6"><text:span text:style-name="T3"/></text:p>
        </text:list-item>
        <text:list-item>
          <text:p text:style-name="P6"><text:span text:style-name="T3">((5 * 2 + 6) – 9 / fact)</text:span></text:p>
          <text:p text:style-name="P6"><text:span text:style-name="T3"/></text:p>
        </text:list-item>
        <text:list-item>
          <text:p text:style-name="P6"><text:span text:style-name="T3">((5 * 2 + 6) – 9 / digi)</text:span></text:p>
          <text:p text:style-name="P6"><text:span text:style-name="T3"/></text:p>
        </text:list-item>
        <text:list-item>
          <text:p text:style-name="P6"><text:span text:style-name="T3">((5 * 2 + 6) – 9 / 7)</text:span></text:p>
        </text:list-item>
      </text:list>
      <text:p text:style-name="P5"><text:span text:style-name="T3"/></text:p>
      <text:p text:style-name="P7">Q6</text:p>
      <text:p text:style-name="P7"><text:span text:style-name="T3"/></text:p>
      <text:p text:style-name="P7"><text:span text:style-name="T3">Esquerda:<text:tab/>expr<text:tab/>→<text:tab/>expr + term</text:span></text:p>
      <text:p text:style-name="P7"><text:span text:style-name="T3"><text:tab/><text:tab/><text:tab/></text:span><text:span text:style-name="T25">|</text:span><text:span text:style-name="T3"><text:tab/>expr – term</text:span></text:p>
      <text:p text:style-name="P7"><text:span text:style-name="T3"><text:tab/><text:tab/><text:tab/>|<text:tab/>term</text:span></text:p>
      <text:p text:style-name="P7"><text:span text:style-name="T3"/></text:p>
      <text:p text:style-name="P7"><text:span text:style-name="T3">Direita:<text:tab/>expr<text:tab/>→<text:tab/>term + expr</text:span></text:p>
      <text:p text:style-name="P7"><text:span text:style-name="T3"><text:tab/><text:tab/><text:tab/></text:span><text:span text:style-name="T25">|</text:span><text:span text:style-name="T3"><text:tab/>term – expr</text:span></text:p>
      <text:p text:style-name="P7"><text:span text:style-name="T3"><text:tab/><text:tab/><text:tab/>|<text:tab/>term</text:span></text:p>
      <text:p text:style-name="P7"><text:span text:style-name="T3"/></text:p>
      <text:p text:style-name="P7">Q7</text:p>
      <text:p text:style-name="P7"><text:span text:style-name="T3"/></text:p>
      <text:p text:style-name="P7"><text:span text:style-name="T3"><text:tab/></text:span><text:span text:style-name="T26">Através de uma árvore de derivação é possível fazer isso. Geralmente a análise da árvore é feita da esquerda para a direita. Então os nós da esquerda são lidos e juntados com o símbolo da direita e o operando no meio desses nós.</text:span></text:p>
      <text:p text:style-name="P7"><text:span text:style-name="T3"/></text:p>
      <text:p text:style-name="P7">Q8</text:p>
      <text:p text:style-name="P7"><text:span text:style-name="T3"/></text:p>
      <text:p text:style-name="P7"><text:span text:style-name="T3"><text:tab/></text:span><text:span text:style-name="T18">É </text:span><text:span text:style-name="T23">a</text:span><text:span text:style-name="T18"> descrição </text:span><text:span text:style-name="T23">da tradução que mostra uma prévia da implementação na gramática. Geralmente a instrução ‘print’ é usada </text:span><text:span text:style-name="T24">para mostrar onde mostrar um char/string e em qual parte da gramática</text:span><text:span text:style-name="T23">.</text:span></text:p>
      <text:p text:style-name="P7"><text:span text:style-name="T3"/></text:p>
      <text:p text:style-name="P7"/>
      <text:p text:style-name="P44">Q9</text:p>
      <text:p text:style-name="P7"><text:span text:style-name="T3"/></text:p>
      <text:p text:style-name="P8"><text:span text:style-name="T3">expr<text:tab/>→<text:tab/></text:span><text:span text:style-name="T19">{ print(‘+’) } </text:span><text:span text:style-name="T3">expr + term</text:span></text:p>
      <text:p text:style-name="P9"><text:span text:style-name="T3"><text:tab/>|<text:tab/></text:span><text:span text:style-name="T19">{ print(‘-’) } </text:span><text:span text:style-name="T3">expr – term</text:span></text:p>
      <text:p text:style-name="P8"><text:span text:style-name="T3"><text:tab/>|<text:tab/>term</text:span></text:p>
      <text:p text:style-name="P8"><text:span text:style-name="T3"/></text:p>
      <text:p text:style-name="P10"><text:span text:style-name="T3">term<text:tab/>→<text:tab/></text:span><text:span text:style-name="T19">{ print(‘*’) } </text:span><text:span text:style-name="T3">term * fact</text:span></text:p>
      <text:p text:style-name="P10"><text:span text:style-name="T3"><text:tab/>|<text:tab/></text:span><text:span text:style-name="T19">{ print(‘/’) } </text:span><text:span text:style-name="T3">term / fact</text:span></text:p>
      <text:p text:style-name="P8"><text:span text:style-name="T3"><text:tab/>|<text:tab/>fact</text:span></text:p>
      <text:p text:style-name="P8"><text:span text:style-name="T3"/></text:p>
      <text:p text:style-name="P8"><text:span text:style-name="T3">fact<text:tab/>→<text:tab/></text:span><text:span text:style-name="T18">d</text:span><text:span text:style-name="T3">igi</text:span></text:p>
      <text:p text:style-name="P8"><text:span text:style-name="T3"><text:tab/>|<text:tab/>(expr)</text:span></text:p>
      <text:p text:style-name="P8"><text:span text:style-name="T3"/></text:p>
      <text:p text:style-name="P11"><text:span text:style-name="T3">digi<text:tab/>→<text:tab/>0 </text:span><text:span text:style-name="T19">{ print(‘</text:span><text:span text:style-name="T20">0</text:span><text:span text:style-name="T19">’) } </text:span><text:span text:style-name="T3"><text:s/>| ... | 9 </text:span><text:span text:style-name="T19">{ print(‘</text:span><text:span text:style-name="T20">9</text:span><text:span text:style-name="T19">’) }</text:span></text:p>
      <text:p text:style-name="P7"><text:span text:style-name="T3"/></text:p>
      <text:p text:style-name="P7">Q10</text:p>
      <text:p text:style-name="P7"><text:span text:style-name="T3"/></text:p>
      <text:p text:style-name="P12"><text:span text:style-name="T3">expr<text:tab/>→<text:tab/></text:span><text:span text:style-name="T21">term oper</text:span></text:p>
      <text:p text:style-name="P12"><text:span text:style-name="T21"/></text:p>
      <text:p text:style-name="P13"><text:span text:style-name="T21">o</text:span><text:span text:style-name="T3">per<text:tab/></text:span><text:span text:style-name="T22">→<text:tab/></text:span><text:span text:style-name="T19">{ print(‘+’) } </text:span><text:span text:style-name="T22">+ term </text:span><text:span text:style-name="T3">oper</text:span></text:p>
      <text:p text:style-name="P12"><text:span text:style-name="T3"><text:tab/>|<text:tab/></text:span><text:span text:style-name="T19">{ print(‘-’) } </text:span><text:span text:style-name="T3">– term </text:span><text:span text:style-name="T21">oper</text:span></text:p>
      <text:p text:style-name="P12"><text:span text:style-name="T3"><text:tab/>|<text:tab/>term</text:span></text:p>
      <text:p text:style-name="P12"><text:span text:style-name="T3"/></text:p>
      <text:p text:style-name="P13"><text:span text:style-name="T3">term<text:tab/>→<text:tab/>fact mult</text:span></text:p>
      <text:p text:style-name="P12"><text:span text:style-name="T21"/></text:p>
      <text:p text:style-name="P12"><text:span text:style-name="T21">mult</text:span><text:span text:style-name="T3"><text:tab/>→<text:tab/></text:span><text:span text:style-name="T19">{ print(‘*’) } </text:span><text:span text:style-name="T3">* fact </text:span><text:span text:style-name="T21">mult</text:span></text:p>
      <text:p text:style-name="P12"><text:span text:style-name="T3"><text:tab/>|<text:tab/></text:span><text:span text:style-name="T19">{ print(‘/’) } </text:span><text:span text:style-name="T3">/ fact </text:span><text:span text:style-name="T21">mult</text:span></text:p>
      <text:p text:style-name="P12"><text:span text:style-name="T3"><text:tab/>|<text:tab/>fact</text:span></text:p>
      <text:p text:style-name="P12"><text:span text:style-name="T3"/></text:p>
      <text:p text:style-name="P12"><text:span text:style-name="T3">fact<text:tab/>→<text:tab/></text:span><text:span text:style-name="T18">d</text:span><text:span text:style-name="T3">igi</text:span></text:p>
      <text:p text:style-name="P12"><text:span text:style-name="T3"><text:tab/>|<text:tab/>(expr)</text:span></text:p>
      <text:p text:style-name="P12"><text:span text:style-name="T3"/></text:p>
      <text:p text:style-name="P12"><text:span text:style-name="T3">digi<text:tab/>→<text:tab/>0 </text:span><text:span text:style-name="T19">{ print(‘</text:span><text:span text:style-name="T20">0</text:span><text:span text:style-name="T19">’) } </text:span><text:span text:style-name="T3"><text:s/>| ... | 9 </text:span><text:span text:style-name="T19">{ print(‘</text:span><text:span text:style-name="T20">9</text:span><text:span text:style-name="T19">’) }</text:span></text:p>
      <text:p text:style-name="P12"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_20_2" draw:display-name="Arrowhead 2" svg:viewBox="0 0 10 10" svg:d="M0 0h10v10h-1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ítulo_20_e_20_conteúdo_7e_LT_7e_Hintergrund" style:display-name="Título e conteúd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_20_e_20_conteúdo_7e_LT_7e_Hintergrundobjekte" style:display-name="Título e conteúd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_20_e_20_conteúdo_7e_LT_7e_Notizen" style:display-name="Título e conteú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e_20_conteúdo_7e_LT_7e_Untertitel" style:display-name="Título e conteúd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e_20_conteúdo_7e_LT_7e_Titel" style:display-name="Título e conteúd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e_20_conteúdo_7e_LT_7e_Gliederung_20_9" style:display-name="Título e conteúdo~LT~Gliederung 9" style:family="paragraph" style:parent-style-name="Título_20_e_20_conteúdo_7e_LT_7e_Gliederung_20_8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8" style:display-name="Título e conteúdo~LT~Gliederung 8" style:family="paragraph" style:parent-style-name="Título_20_e_20_conteúdo_7e_LT_7e_Gliederung_20_7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7" style:display-name="Título e conteúdo~LT~Gliederung 7" style:family="paragraph" style:parent-style-name="Título_20_e_20_conteúdo_7e_LT_7e_Gliederung_20_6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6" style:display-name="Título e conteúdo~LT~Gliederung 6" style:family="paragraph" style:parent-style-name="Título_20_e_20_conteúdo_7e_LT_7e_Gliederung_20_5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5" style:display-name="Título e conteúdo~LT~Gliederung 5" style:family="paragraph" style:parent-style-name="Título_20_e_20_conteúdo_7e_LT_7e_Gliederung_20_4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4" style:display-name="Título e conteúdo~LT~Gliederung 4" style:family="paragraph" style:parent-style-name="Título_20_e_20_conteúdo_7e_LT_7e_Gliederung_20_3" style:default-outline-level="">
      <style:paragraph-properties fo:margin-top="0.199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ítulo_20_e_20_conteúdo_7e_LT_7e_Gliederung_20_3" style:display-name="Título e conteúdo~LT~Gliederung 3" style:family="paragraph" style:parent-style-name="Título_20_e_20_conteúdo_7e_LT_7e_Gliederung_20_2" style:default-outline-level="">
      <style:paragraph-properties fo:margin-top="0.3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ítulo_20_e_20_conteúdo_7e_LT_7e_Gliederung_20_2" style:display-name="Título e conteúdo~LT~Gliederung 2" style:family="paragraph" style:parent-style-name="Título_20_e_20_conteúdo_7e_LT_7e_Gliederung_20_1" style:default-outline-level="">
      <style:paragraph-properties fo:margin-top="0.4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e_20_conteúdo_7e_LT_7e_Gliederung_20_1" style:display-name="Título e conteúdo~LT~Gliederung 1" style:family="paragraph" style:default-outline-level="">
      <style:paragraph-properties fo:margin-top="0.499cm" fo:margin-bottom="0cm" loext:contextual-spacing="false" fo:line-height="120%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.199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.3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.4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strutura_20_de_20_tópicos_20_1" style:display-name="Estrutura de tópicos 1" style:family="paragraph" style:default-outline-level="">
      <style:paragraph-properties fo:margin-top="0.499cm" fo:margin-bottom="0cm" loext:contextual-spacing="false" fo:line-height="120%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lide_20_de_20_título_7e_LT_7e_Hintergrund" style:display-name="Slide de títul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lide_20_de_20_título_7e_LT_7e_Hintergrundobjekte" style:display-name="Slide de títul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lide_20_de_20_título_7e_LT_7e_Notizen" style:display-name="Slide de títul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lide_20_de_20_título_7e_LT_7e_Untertitel" style:display-name="Slide de títul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lide_20_de_20_título_7e_LT_7e_Titel" style:display-name="Slide de títul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lide_20_de_20_título_7e_LT_7e_Gliederung_20_9" style:display-name="Slide de título~LT~Gliederung 9" style:family="paragraph" style:parent-style-name="Slide_20_de_20_título_7e_LT_7e_Gliederung_20_8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8" style:display-name="Slide de título~LT~Gliederung 8" style:family="paragraph" style:parent-style-name="Slide_20_de_20_título_7e_LT_7e_Gliederung_20_7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7" style:display-name="Slide de título~LT~Gliederung 7" style:family="paragraph" style:parent-style-name="Slide_20_de_20_título_7e_LT_7e_Gliederung_20_6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6" style:display-name="Slide de título~LT~Gliederung 6" style:family="paragraph" style:parent-style-name="Slide_20_de_20_título_7e_LT_7e_Gliederung_20_5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5" style:display-name="Slide de título~LT~Gliederung 5" style:family="paragraph" style:parent-style-name="Slide_20_de_20_título_7e_LT_7e_Gliederung_20_4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4" style:display-name="Slide de título~LT~Gliederung 4" style:family="paragraph" style:parent-style-name="Slide_20_de_20_título_7e_LT_7e_Gliederung_20_3" style:default-outline-level="">
      <style:paragraph-properties fo:margin-top="0.199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Slide_20_de_20_título_7e_LT_7e_Gliederung_20_3" style:display-name="Slide de título~LT~Gliederung 3" style:family="paragraph" style:parent-style-name="Slide_20_de_20_título_7e_LT_7e_Gliederung_20_2" style:default-outline-level="">
      <style:paragraph-properties fo:margin-top="0.3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Slide_20_de_20_título_7e_LT_7e_Gliederung_20_2" style:display-name="Slide de título~LT~Gliederung 2" style:family="paragraph" style:parent-style-name="Slide_20_de_20_título_7e_LT_7e_Gliederung_20_1" style:default-outline-level="">
      <style:paragraph-properties fo:margin-top="0.4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lide_20_de_20_título_7e_LT_7e_Gliederung_20_1" style:display-name="Slide de título~LT~Gliederung 1" style:family="paragraph" style:default-outline-level="">
      <style:paragraph-properties fo:margin-top="0.499cm" fo:margin-bottom="0cm" loext:contextual-spacing="false" fo:line-height="120%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inha_20_de_20_cota" style:display-name="Linha de cot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" style:display-name="Corpo do texto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eta" style:display-name="Objeto com set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adrão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18:40:27.205052578</meta:creation-date>
    <dc:date>2021-03-30T21:48:13.614958092</dc:date>
    <meta:editing-duration>PT2H25M32S</meta:editing-duration>
    <meta:editing-cycles>39</meta:editing-cycles>
    <meta:generator>LibreOffice/6.0.7.3$Linux_X86_64 LibreOffice_project/00m0$Build-3</meta:generator>
    <meta:document-statistic meta:table-count="0" meta:image-count="0" meta:object-count="0" meta:page-count="4" meta:paragraph-count="91" meta:word-count="672" meta:character-count="3410" meta:non-whitespace-character-count="2791"/>
  </office:meta>
</office:document-meta>
</file>